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CacheManager.getCach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mpositeCacheManager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( String cacheName , ICompositeCacheAttributes cattr , IElement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CacheManager.release( boolean fromRemo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positeCacheManager.incrementCli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setDefaultCacheAttributes( ICompositeCacheAttributes ic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gistryAttrPut( AuxiliaryCacheAttributes aux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gistryFacPut( AuxiliaryCacheFactory auxF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registryFac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Statisti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positeCacheManager.configure( Properties props , boolean useSystemPropertie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ompositeCacheManager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siteCacheManager.free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UnconfiguredInsta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siteCacheManager.getCache(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freeCache( String name , boolean fromRemo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siteCacheManager.config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( ICompositeCacheAttributes cattr , IElementAttributes at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ositeCacheManager.getDefaultElemen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DefaultCach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setDefaultElementAttributes( IElementAttributes i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DefaultCat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configure(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shutDow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mpositeCacheManager.getInstance( String props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mpositeCacheManager.registerShutdownObserver( IShutdown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acheManager.deregisterShutdownObserver( IShutdown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siteCacheManager.registryAttrGe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Sta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mpositeCacheManager.configure( String prop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CompositeCacheManager.getCache( String cac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siteCacheManager.getCache( String cacheName , ICompositeCacheAttributes c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